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HTMLCode" style:family="text">
      <style:text-properties style:font-name="Segoe UI Emoji" style:font-name-complex="Segoe UI Emoji"/>
    </style:style>
    <style:style style:name="T4" style:parent-style-name="HTMLCode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-asian="Times New Roman"/>
    </style:style>
    <style:style style:name="P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/>
    </style:style>
    <style:style style:name="P7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/>
    </style:style>
    <style:style style:name="P8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/>
    </style:style>
    <style:style style:family="graphic" style:name="a0">
      <style:graphic-properties draw:fill="none" svg:stroke-width="0.01042in" svg:stroke-color="#a0a0a0" svg:stroke-opacity="100%" draw:stroke-linejoin="miter"/>
    </style:style>
    <style:style style:family="graphic" style:name="a1">
      <style:graphic-properties draw:fill="none" svg:stroke-width="0.01042in" svg:stroke-color="#a0a0a0" svg:stroke-opacity="100%" draw:stroke-linejoin="miter"/>
    </style:style>
  </office:automatic-styles>
  <office:body>
    <office:text text:use-soft-page-breaks="true">
      <text:p text:style-name="P1"/>
      <text:p text:style-name="Normal"><text:span text:style-name="T2"><draw:custom-shape svg:x="0in" svg:y="0in" svg:width="6.5in" svg:height="0.00139in" draw:id="id0" draw:style-name="a0" draw:name="Rectangle 2" text:anchor-type="as-char"><svg:title/><svg:desc/><draw:enhanced-geometry draw:type="non-primitive" svg:viewBox="0 0 21600 21600" draw:enhanced-path="M 0 0 L 21600 0 21600 21600 0 21600 Z N"/></draw:custom-shape></text:span></text:p>
      <text:p text:style-name="HTMLPreformatted"><text:span text:style-name="HTMLCode">&lt;!DOCTYPE html&gt;</text:span></text:p>
      <text:p text:style-name="HTMLPreformatted"><text:span text:style-name="HTMLCode">&lt;html lang="en"&gt;</text:span></text:p>
      <text:p text:style-name="HTMLPreformatted"><text:span text:style-name="HTMLCode">&lt;head&gt;</text:span></text:p>
      <text:p text:style-name="HTMLPreformatted"><text:span text:style-name="HTMLCode"><text:s text:c="2"/>&lt;meta charset="UTF-8" /&gt;</text:span></text:p>
      <text:p text:style-name="HTMLPreformatted"><text:span text:style-name="HTMLCode"><text:s text:c="2"/>&lt;meta name="viewport" content="width=device-width, initial-scale=1.0" /&gt;</text:span></text:p>
      <text:p text:style-name="HTMLPreformatted"><text:span text:style-name="HTMLCode"><text:s text:c="2"/>&lt;title&gt;To-Do List App&lt;/title&gt;</text:span></text:p>
      <text:p text:style-name="HTMLPreformatted"><text:span text:style-name="HTMLCode"><text:s text:c="2"/>&lt;style&gt;</text:span></text:p>
      <text:p text:style-name="HTMLPreformatted"><text:span text:style-name="HTMLCode"><text:s text:c="4"/>* {</text:span></text:p>
      <text:p text:style-name="HTMLPreformatted"><text:span text:style-name="HTMLCode"><text:s text:c="6"/>box-sizing: border-box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body {</text:span></text:p>
      <text:p text:style-name="HTMLPreformatted"><text:span text:style-name="HTMLCode"><text:s text:c="6"/>font-family: "Poppins", sans-serif;</text:span></text:p>
      <text:p text:style-name="HTMLPreformatted"><text:span text:style-name="HTMLCode"><text:s text:c="6"/>background: linear-gradient(135deg, #74ABE2, #5563DE);</text:span></text:p>
      <text:p text:style-name="HTMLPreformatted"><text:span text:style-name="HTMLCode"><text:s text:c="6"/>color: #333;</text:span></text:p>
      <text:p text:style-name="HTMLPreformatted"><text:span text:style-name="HTMLCode"><text:s text:c="6"/>min-height: 100vh;</text:span></text:p>
      <text:p text:style-name="HTMLPreformatted"><text:span text:style-name="HTMLCode"><text:s text:c="6"/>display: flex;</text:span></text:p>
      <text:p text:style-name="HTMLPreformatted"><text:span text:style-name="HTMLCode"><text:s text:c="6"/>justify-content: center;</text:span></text:p>
      <text:p text:style-name="HTMLPreformatted"><text:span text:style-name="HTMLCode"><text:s text:c="6"/>align-items: center;</text:span></text:p>
      <text:p text:style-name="HTMLPreformatted"><text:span text:style-name="HTMLCode"><text:s text:c="6"/>margin: 0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.container {</text:span></text:p>
      <text:p text:style-name="HTMLPreformatted"><text:span text:style-name="HTMLCode"><text:s text:c="6"/>background: #fff;</text:span></text:p>
      <text:p text:style-name="HTMLPreformatted"><text:span text:style-name="HTMLCode"><text:s text:c="6"/>padding: 2rem;</text:span></text:p>
      <text:p text:style-name="HTMLPreformatted"><text:span text:style-name="HTMLCode"><text:s text:c="6"/>border-radius: 1rem;</text:span></text:p>
      <text:p text:style-name="HTMLPreformatted"><text:span text:style-name="HTMLCode"><text:s text:c="6"/>box-shadow: 0 4px 20px rgba(0, 0, 0, 0.15);</text:span></text:p>
      <text:p text:style-name="HTMLPreformatted"><text:span text:style-name="HTMLCode"><text:s text:c="6"/>width: 90%;</text:span></text:p>
      <text:p text:style-name="HTMLPreformatted"><text:span text:style-name="HTMLCode"><text:s text:c="6"/>max-width: 400px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h1 {</text:span></text:p>
      <text:p text:style-name="HTMLPreformatted"><text:span text:style-name="HTMLCode"><text:s text:c="6"/>text-align: center;</text:span></text:p>
      <text:p text:style-name="HTMLPreformatted"><text:span text:style-name="HTMLCode"><text:s text:c="6"/>color: #5563DE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.input-container {</text:span></text:p>
      <text:p text:style-name="HTMLPreformatted"><text:span text:style-name="HTMLCode"><text:s text:c="6"/>display: flex;</text:span></text:p>
      <text:p text:style-name="HTMLPreformatted"><text:span text:style-name="HTMLCode"><text:s text:c="6"/>margin-bottom: 1rem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#task-input {</text:span></text:p>
      <text:p text:style-name="HTMLPreformatted"><text:span text:style-name="HTMLCode"><text:s text:c="6"/>flex: 1;</text:span></text:p>
      <text:p text:style-name="HTMLPreformatted"><text:span text:style-name="HTMLCode"><text:s text:c="6"/>padding: 0.6rem;</text:span></text:p>
      <text:p text:style-name="HTMLPreformatted"><text:span text:style-name="HTMLCode"><text:s text:c="6"/>border: 2px solid #ccc;</text:span></text:p>
      <text:p text:style-name="HTMLPreformatted"><text:span text:style-name="HTMLCode"><text:s text:c="6"/>border-radius: 8px;</text:span></text:p>
      <text:p text:style-name="HTMLPreformatted"><text:span text:style-name="HTMLCode"><text:s text:c="6"/>font-size: 1rem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#add-btn {</text:span></text:p>
      <text:p text:style-name="HTMLPreformatted"><text:span text:style-name="HTMLCode"><text:s text:c="6"/>background: #5563DE;</text:span></text:p>
      <text:p text:style-name="HTMLPreformatted"><text:span text:style-name="HTMLCode"><text:s text:c="6"/>color: white;</text:span></text:p>
      <text:p text:style-name="HTMLPreformatted"><text:span text:style-name="HTMLCode"><text:s text:c="6"/>border: none;</text:span></text:p>
      <text:p text:style-name="HTMLPreformatted"><text:span text:style-name="HTMLCode"><text:s text:c="6"/>padding: 0.6rem 1rem;</text:span></text:p>
      <text:p text:style-name="HTMLPreformatted"><text:span text:style-name="HTMLCode"><text:s text:c="6"/>margin-left: 0.5rem;</text:span></text:p>
      <text:p text:style-name="HTMLPreformatted"><text:span text:style-name="HTMLCode"><text:s text:c="6"/>border-radius: 8px;</text:span></text:p>
      <text:p text:style-name="HTMLPreformatted"><text:span text:style-name="HTMLCode"><text:s text:c="6"/>cursor: pointer;</text:span></text:p>
      <text:p text:style-name="HTMLPreformatted"><text:span text:style-name="HTMLCode"><text:s text:c="6"/>transition: 0.3s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#add-btn:hover {</text:span></text:p>
      <text:p text:style-name="HTMLPreformatted"><text:span text:style-name="HTMLCode"><text:s text:c="6"/>background: #3949AB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ul {</text:span></text:p>
      <text:p text:style-name="HTMLPreformatted"><text:span text:style-name="HTMLCode"><text:s text:c="6"/>list-style: none;</text:span></text:p>
      <text:p text:style-name="HTMLPreformatted"><text:span text:style-name="HTMLCode"><text:s text:c="6"/>padding: 0;</text:span></text:p>
      <text:p text:style-name="HTMLPreformatted"><text:span text:style-name="HTMLCode"><text:s text:c="6"/>margin: 0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li {</text:span></text:p>
      <text:p text:style-name="HTMLPreformatted"><text:span text:style-name="HTMLCode"><text:s text:c="6"/>background: #f5f5f5;</text:span></text:p>
      <text:p text:style-name="HTMLPreformatted"><text:span text:style-name="HTMLCode"><text:s text:c="6"/>margin: 0.5rem 0;</text:span></text:p>
      <text:p text:style-name="HTMLPreformatted"><text:span text:style-name="HTMLCode"><text:s text:c="6"/>padding: 0.6rem;</text:span></text:p>
      <text:p text:style-name="HTMLPreformatted"><text:span text:style-name="HTMLCode"><text:s text:c="6"/>border-radius: 8px;</text:span></text:p>
      <text:p text:style-name="HTMLPreformatted"><text:span text:style-name="HTMLCode"><text:s text:c="6"/>display: flex;</text:span></text:p>
      <text:p text:style-name="HTMLPreformatted"><text:span text:style-name="HTMLCode"><text:s text:c="6"/>justify-content: space-between;</text:span></text:p>
      <text:p text:style-name="HTMLPreformatted"><text:span text:style-name="HTMLCode"><text:s text:c="6"/>align-items: center;</text:span></text:p>
      <text:p text:style-name="HTMLPreformatted"><text:span text:style-name="HTMLCode"><text:s text:c="6"/>transition: 0.3s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li.completed {</text:span></text:p>
      <text:p text:style-name="HTMLPreformatted"><text:span text:style-name="HTMLCode"><text:s text:c="6"/>text-decoration: line-through;</text:span></text:p>
      <text:p text:style-name="HTMLPreformatted"><text:span text:style-name="HTMLCode"><text:s text:c="6"/>background: #d1e7dd;</text:span></text:p>
      <text:p text:style-name="HTMLPreformatted"><text:span text:style-name="HTMLCode"><text:s text:c="6"/>color: #555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.delete-btn {</text:span></text:p>
      <text:p text:style-name="HTMLPreformatted"><text:span text:style-name="HTMLCode"><text:s text:c="6"/>background: #ff4d4d;</text:span></text:p>
      <text:p text:style-name="HTMLPreformatted"><text:span text:style-name="HTMLCode"><text:s text:c="6"/>color: white;</text:span></text:p>
      <text:p text:style-name="HTMLPreformatted"><text:span text:style-name="HTMLCode"><text:s text:c="6"/>border: none;</text:span></text:p>
      <text:p text:style-name="HTMLPreformatted"><text:span text:style-name="HTMLCode"><text:s text:c="6"/>border-radius: 6px;</text:span></text:p>
      <text:p text:style-name="HTMLPreformatted"><text:span text:style-name="HTMLCode"><text:s text:c="6"/>padding: 0.3rem 0.6rem;</text:span></text:p>
      <text:p text:style-name="HTMLPreformatted"><text:span text:style-name="HTMLCode"><text:s text:c="6"/>cursor: pointer;</text:span></text:p>
      <text:p text:style-name="HTMLPreformatted"><text:span text:style-name="HTMLCode"><text:s text:c="6"/>transition: 0.3s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.delete-btn:hover {</text:span></text:p>
      <text:p text:style-name="HTMLPreformatted"><text:span text:style-name="HTMLCode"><text:s text:c="6"/>background: #cc0000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.no-tasks {</text:span></text:p>
      <text:p text:style-name="HTMLPreformatted"><text:span text:style-name="HTMLCode"><text:s text:c="6"/>text-align: center;</text:span></text:p>
      <text:p text:style-name="HTMLPreformatted"><text:span text:style-name="HTMLCode"><text:s text:c="6"/>color: #888;</text:span></text:p>
      <text:p text:style-name="HTMLPreformatted"><text:span text:style-name="HTMLCode"><text:s text:c="6"/>margin-top: 1rem;</text:span></text:p>
      <text:p text:style-name="HTMLPreformatted"><text:span text:style-name="HTMLCode"><text:s text:c="6"/>font-size: 0.95rem;</text:span></text:p>
      <text:p text:style-name="HTMLPreformatted"><text:span text:style-name="HTMLCode"><text:s text:c="4"/>}</text:span></text:p>
      <text:p text:style-name="HTMLPreformatted"><text:span text:style-name="HTMLCode"><text:s text:c="2"/>&lt;/style&gt;</text:span></text:p>
      <text:p text:style-name="HTMLPreformatted"><text:span text:style-name="HTMLCode">&lt;/head&gt;</text:span></text:p>
      <text:p text:style-name="HTMLPreformatted"><text:span text:style-name="HTMLCode">&lt;body&gt;</text:span></text:p>
      <text:p text:style-name="HTMLPreformatted"><text:span text:style-name="HTMLCode"><text:s text:c="2"/>&lt;div class="container"&gt;</text:span></text:p>
      <text:p text:style-name="HTMLPreformatted"><text:span text:style-name="HTMLCode"><text:s text:c="4"/>&lt;h1&gt;</text:span><text:span text:style-name="T3">📝</text:span><text:span text:style-name="HTMLCode"><text:s/>To-Do List&lt;/h1&gt;</text:span></text:p>
      <text:p text:style-name="HTMLPreformatted"><text:span text:style-name="HTMLCode"><text:s text:c="4"/>&lt;div class="input-container"&gt;</text:span></text:p>
      <text:p text:style-name="HTMLPreformatted"><text:span text:style-name="HTMLCode"><text:s text:c="6"/>&lt;input type="text" id="task-input" placeholder="Add a new task..." /&gt;</text:span></text:p>
      <text:p text:style-name="HTMLPreformatted"><text:span text:style-name="HTMLCode"><text:s text:c="6"/>&lt;button id="add-btn"&gt;Add&lt;/button&gt;</text:span></text:p>
      <text:p text:style-name="HTMLPreformatted"><text:span text:style-name="HTMLCode"><text:s text:c="4"/>&lt;/div&gt;</text:span></text:p>
      <text:p text:style-name="HTMLPreformatted"><text:span text:style-name="HTMLCode"><text:s text:c="4"/>&lt;ul id="task-list"&gt;&lt;/ul&gt;</text:span></text:p>
      <text:p text:style-name="HTMLPreformatted"><text:span text:style-name="HTMLCode"><text:s text:c="4"/>&lt;p class="no-tasks" id="no-tasks"&gt;No tasks yet!&lt;/p&gt;</text:span></text:p>
      <text:p text:style-name="HTMLPreformatted"><text:span text:style-name="HTMLCode"><text:s text:c="2"/>&lt;/div&gt;</text:span></text:p>
      <text:p text:style-name="HTMLPreformatted"/>
      <text:p text:style-name="HTMLPreformatted"><text:span text:style-name="HTMLCode"><text:s text:c="2"/>&lt;script&gt;</text:span></text:p>
      <text:p text:style-name="HTMLPreformatted"><text:span text:style-name="HTMLCode"><text:s text:c="4"/>const taskInput = document.getElementById("task-input");</text:span></text:p>
      <text:p text:style-name="HTMLPreformatted"><text:span text:style-name="HTMLCode"><text:s text:c="4"/>const addBtn = document.getElementById("add-btn");</text:span></text:p>
      <text:p text:style-name="HTMLPreformatted"><text:span text:style-name="HTMLCode"><text:s text:c="4"/>const taskList = document.getElementById("task-list");</text:span></text:p>
      <text:p text:style-name="HTMLPreformatted"><text:span text:style-name="HTMLCode"><text:s text:c="4"/>const noTasks = document.getElementById("no-tasks");</text:span></text:p>
      <text:p text:style-name="HTMLPreformatted"/>
      <text:p text:style-name="HTMLPreformatted"><text:span text:style-name="HTMLCode"><text:s text:c="4"/>// Load saved tasks from localStorage</text:span></text:p>
      <text:p text:style-name="HTMLPreformatted"><text:span text:style-name="HTMLCode"><text:s text:c="4"/>window.onload = () =&gt; {</text:span></text:p>
      <text:p text:style-name="HTMLPreformatted"><text:span text:style-name="HTMLCode"><text:s text:c="6"/>const savedTasks = JSON.parse(localStorage.getItem("tasks")) || [];</text:span></text:p>
      <text:p text:style-name="HTMLPreformatted"><text:span text:style-name="HTMLCode"><text:s text:c="6"/>savedTasks.forEach(task =&gt; addTask(task.text, task.completed));</text:span></text:p>
      <text:p text:style-name="HTMLPreformatted"><text:span text:style-name="HTMLCode"><text:s text:c="6"/>updateNoTasksMessage();</text:span></text:p>
      <text:p text:style-name="HTMLPreformatted"><text:span text:style-name="HTMLCode"><text:s text:c="4"/>};</text:span></text:p>
      <text:p text:style-name="HTMLPreformatted"/>
      <text:p text:style-name="HTMLPreformatted"><text:span text:style-name="HTMLCode"><text:s text:c="4"/>addBtn.addEventListener("click", () =&gt; {</text:span></text:p>
      <text:p text:style-name="HTMLPreformatted"><text:span text:style-name="HTMLCode"><text:s text:c="6"/>const taskText = taskInput.value.trim();</text:span></text:p>
      <text:p text:style-name="HTMLPreformatted"><text:span text:style-name="HTMLCode"><text:s text:c="6"/>if (taskText === "") return alert("Please enter a task!");</text:span></text:p>
      <text:p text:style-name="HTMLPreformatted"><text:span text:style-name="HTMLCode"><text:s text:c="6"/>addTask(taskText);</text:span></text:p>
      <text:p text:style-name="HTMLPreformatted"><text:span text:style-name="HTMLCode"><text:s text:c="6"/>taskInput.value = "";</text:span></text:p>
      <text:p text:style-name="HTMLPreformatted"><text:span text:style-name="HTMLCode"><text:s text:c="6"/>saveTasks();</text:span></text:p>
      <text:p text:style-name="HTMLPreformatted"><text:span text:style-name="HTMLCode"><text:s text:c="4"/>});</text:span></text:p>
      <text:p text:style-name="HTMLPreformatted"/>
      <text:p text:style-name="HTMLPreformatted"><text:span text:style-name="HTMLCode"><text:s text:c="4"/>taskList.addEventListener("click", (e) =&gt; {</text:span></text:p>
      <text:p text:style-name="HTMLPreformatted"><text:span text:style-name="HTMLCode"><text:s text:c="6"/>if (e.target.classList.contains("delete-btn")) {</text:span></text:p>
      <text:p text:style-name="HTMLPreformatted"><text:span text:style-name="HTMLCode"><text:s text:c="8"/>e.target.parentElement.remove();</text:span></text:p>
      <text:p text:style-name="HTMLPreformatted"><text:span text:style-name="HTMLCode"><text:s text:c="8"/>saveTasks();</text:span></text:p>
      <text:p text:style-name="HTMLPreformatted"><text:span text:style-name="HTMLCode"><text:s text:c="6"/>} else if (e.target.tagName === "LI") {</text:span></text:p>
      <text:p text:style-name="HTMLPreformatted"><text:span text:style-name="HTMLCode"><text:s text:c="8"/>e.target.classList.toggle("completed");</text:span></text:p>
      <text:p text:style-name="HTMLPreformatted"><text:span text:style-name="HTMLCode"><text:s text:c="8"/>saveTasks();</text:span></text:p>
      <text:p text:style-name="HTMLPreformatted"><text:span text:style-name="HTMLCode"><text:s text:c="6"/>}</text:span></text:p>
      <text:p text:style-name="HTMLPreformatted"><text:span text:style-name="HTMLCode"><text:s text:c="6"/>updateNoTasksMessage();</text:span></text:p>
      <text:p text:style-name="HTMLPreformatted"><text:span text:style-name="HTMLCode"><text:s text:c="4"/>});</text:span></text:p>
      <text:p text:style-name="HTMLPreformatted"/>
      <text:p text:style-name="HTMLPreformatted"><text:span text:style-name="HTMLCode"><text:s text:c="4"/>function addTask(text, completed = false) {</text:span></text:p>
      <text:p text:style-name="HTMLPreformatted"><text:span text:style-name="HTMLCode"><text:s text:c="6"/>const li = document.createElement("li");</text:span></text:p>
      <text:p text:style-name="HTMLPreformatted"><text:span text:style-name="HTMLCode"><text:s text:c="6"/>li.textContent = text;</text:span></text:p>
      <text:p text:style-name="HTMLPreformatted"><text:span text:style-name="HTMLCode"><text:s text:c="6"/>if (completed) li.classList.add("completed");</text:span></text:p>
      <text:p text:style-name="HTMLPreformatted"/>
      <text:p text:style-name="HTMLPreformatted"><text:span text:style-name="HTMLCode"><text:s text:c="6"/>const delBtn = document.createElement("button");</text:span></text:p>
      <text:p text:style-name="HTMLPreformatted"><text:span text:style-name="HTMLCode"><text:s text:c="6"/>delBtn.textContent = "</text:span><text:span text:style-name="T4">✖</text:span><text:span text:style-name="HTMLCode">";</text:span></text:p>
      <text:p text:style-name="HTMLPreformatted"><text:span text:style-name="HTMLCode"><text:s text:c="6"/>delBtn.className = "delete-btn";</text:span></text:p>
      <text:p text:style-name="HTMLPreformatted"><text:span text:style-name="HTMLCode"><text:s text:c="6"/>li.appendChild(delBtn);</text:span></text:p>
      <text:p text:style-name="HTMLPreformatted"/>
      <text:p text:style-name="HTMLPreformatted"><text:span text:style-name="HTMLCode"><text:s text:c="6"/>taskList.appendChild(li);</text:span></text:p>
      <text:p text:style-name="HTMLPreformatted"><text:span text:style-name="HTMLCode"><text:s text:c="6"/>updateNoTasksMessage()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function saveTasks() {</text:span></text:p>
      <text:p text:style-name="HTMLPreformatted"><text:span text:style-name="HTMLCode"><text:s text:c="6"/>const tasks = Array.from(taskList.children).map(li =&gt; ({</text:span></text:p>
      <text:p text:style-name="HTMLPreformatted"><text:span text:style-name="HTMLCode"><text:s text:c="8"/>text: li.firstChild.textContent,</text:span></text:p>
      <text:p text:style-name="HTMLPreformatted"><text:span text:style-name="HTMLCode"><text:s text:c="8"/>completed: li.classList.contains("completed"),</text:span></text:p>
      <text:p text:style-name="HTMLPreformatted"><text:span text:style-name="HTMLCode"><text:s text:c="6"/>}));</text:span></text:p>
      <text:p text:style-name="HTMLPreformatted"><text:span text:style-name="HTMLCode"><text:s text:c="6"/>localStorage.setItem("tasks", JSON.stringify(tasks));</text:span></text:p>
      <text:p text:style-name="HTMLPreformatted"><text:span text:style-name="HTMLCode"><text:s text:c="4"/>}</text:span></text:p>
      <text:p text:style-name="HTMLPreformatted"/>
      <text:p text:style-name="HTMLPreformatted"><text:span text:style-name="HTMLCode"><text:s text:c="4"/>function updateNoTasksMessage() {</text:span></text:p>
      <text:p text:style-name="HTMLPreformatted"><text:span text:style-name="HTMLCode"><text:s text:c="6"/>noTasks.style.display = taskList.children.length === 0 ? "block" : "none";</text:span></text:p>
      <text:p text:style-name="HTMLPreformatted"><text:span text:style-name="HTMLCode"><text:s text:c="4"/>}</text:span></text:p>
      <text:p text:style-name="HTMLPreformatted"><text:span text:style-name="HTMLCode"><text:s text:c="2"/>&lt;/script&gt;</text:span></text:p>
      <text:p text:style-name="HTMLPreformatted"><text:span text:style-name="HTMLCode">&lt;/body&gt;</text:span></text:p>
      <text:p text:style-name="HTMLPreformatted"><text:span text:style-name="HTMLCode">&lt;/html&gt;</text:span></text:p>
      <text:p text:style-name="Normal"><text:span text:style-name="T5"><draw:custom-shape svg:x="0in" svg:y="0in" svg:width="6.5in" svg:height="0.00139in" draw:id="id1" draw:style-name="a1" draw:name="Rectangle 1" text:anchor-type="as-char"><svg:title/><svg:desc/><draw:enhanced-geometry draw:type="non-primitive" svg:viewBox="0 0 21600 21600" draw:enhanced-path="M 0 0 L 21600 0 21600 21600 0 21600 Z N"/></draw:custom-shape></text:span></text:p>
      <text:p text:style-name="P6"/>
      <text:p text:style-name="P7"/>
      <text:p text:style-name="P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Yu Mincho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kateshwari venkateshwari</meta:initial-creator>
    <dc:creator>venkateshwari venkateshwari</dc:creator>
    <meta:creation-date>2025-10-16T04:02:00Z</meta:creation-date>
    <dc:date>2025-10-16T04:02:00Z</dc:date>
    <meta:template xlink:href="Normal.dotm" xlink:type="simple"/>
    <meta:editing-cycles>2</meta:editing-cycles>
    <meta:editing-duration>PT0S</meta:editing-duration>
    <meta:document-statistic meta:page-count="1" meta:paragraph-count="8" meta:word-count="632" meta:character-count="4231" meta:row-count="30" meta:non-whitespace-character-count="3607"/>
  </office:meta>
</office:document-meta>
</file>